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2931in" fo:margin-left="-0.075in" fo:margin-top="0in" fo:margin-bottom="0in" table:align="left" style:writing-mode="lr-tb"/>
    </style:style>
    <style:style style:name="Tabelle1.A" style:family="table-column">
      <style:table-column-properties style:column-width="2.0972in"/>
    </style:style>
    <style:style style:name="Tabelle1.B" style:family="table-column">
      <style:table-column-properties style:column-width="2.0965in"/>
    </style:style>
    <style:style style:name="Tabelle1.C" style:family="table-column">
      <style:table-column-properties style:column-width="2.0993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a5a5a5" fo:padding-left="0.075in" fo:padding-right="0.075in" fo:padding-top="0in" fo:padding-bottom="0in" fo:border="0.0069in solid #a5a5a5">
        <style:background-image/>
      </style:table-cell-properties>
    </style:style>
    <style:style style:name="Tabelle1.A2" style:family="table-cell">
      <style:table-cell-properties fo:background-color="#ededed" fo:padding-left="0.075in" fo:padding-right="0.075in" fo:padding-top="0in" fo:padding-bottom="0in" fo:border="0.0069in solid #c9c9c9">
        <style:background-image/>
      </style:table-cell-properties>
    </style:style>
    <style:style style:name="Tabelle1.A3" style:family="table-cell">
      <style:table-cell-properties fo:padding-left="0.075in" fo:padding-right="0.075in" fo:padding-top="0in" fo:padding-bottom="0in" fo:border="0.0069in solid #c9c9c9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fo:color="#ffffff" fo:font-weight="bold" style:font-weight-asian="bold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 style:parent-style-name="List_20_Paragraph" style:list-style-name="WWNum4"/>
    <style:style style:name="P12" style:family="paragraph" style:parent-style-name="List_20_Paragraph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List_20_Paragraph" style:list-style-name="WWNum4">
      <style:paragraph-properties fo:margin-left="0in" fo:margin-right="0in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style:font-size-asian="14pt" style:font-size-complex="12pt" style:font-weight-complex="normal"/>
    </style:style>
    <style:style style:name="T5" style:family="text">
      <style:text-properties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vom 16.11.2017</text:p>
      <text:p text:style-name="P1"><text:span text:style-name="T1"/></text:p>
      <text:p text:style-name="P3"><text:span text:style-name="T2">2.Coachingtermin</text:span></text:p>
      <text:p text:style-name="P2"><text:span text:style-name="T2"/></text:p>
      <text:p text:style-name="P2"><text:span text:style-name="T2">SWE WS2017/18 Gruppe A8<text:line-break/><text:line-break/>Coach: Christian Kaiser</text:span></text:p>
      <text:p text:style-name="P2"><text:span text:style-name="T2"/></text:p>
      <text:p text:style-name="P2"><text:span text:style-name="T2">Protokollführer: Nils Kochendörfer</text:span></text:p>
      <text:p text:style-name="P2"><text:span text:style-name="T2"/></text:p>
      <text:p text:style-name="P3">Anwesenheit:</text:p>
      <text:p text:style-name="Standard">Coach:<text:tab/><text:tab/><text:tab/><text:tab/>Christian Kaiser</text:p>
      <text:p text:style-name="Standard">Projektmanagement:<text:tab/><text:tab/>Marcel Ochsendorf, Jana Eschwaltrup</text:p>
      <text:p text:style-name="Standard">Technologiemanagement:<text:tab/>Tobias Arndt, Nils Kochendörfer</text:p>
      <text:p text:style-name="Standard">Vertriebsmanagement:<text:tab/>Calvin Flatt, Marin Jukic</text:p>
      <text:p text:style-name="Standard">Qualitätsmanagement:<text:tab/>Jonas Kau</text:p>
      <text:p text:style-name="P1"><text:span text:style-name="T1">Nicht anwesend:<text:tab/><text:tab/>-</text:span></text:p>
      <text:p text:style-name="P1"><text:span text:style-name="T1"/></text:p>
      <text:p text:style-name="Standard"><text:span text:style-name="T3">Ablauf</text:span></text:p>
      <text:list xml:id="list2047274784097939576" text:style-name="WWNum4">
        <text:list-item>
          <text:p text:style-name="P11">Feststellung der Anwesenheit</text:p>
        </text:list-item>
        <text:list-item>
          <text:p text:style-name="P11">Bericht des Projektmanagements vertreten durch Marin Jukic</text:p>
        </text:list-item>
        <text:list-item>
          <text:p text:style-name="P11"><text:span text:style-name="T1">Vorstellund der ausgewählten Technologien durch Tobias Arndt</text:span></text:p>
          <text:list>
            <text:list-header>
              <text:p text:style-name="P13"><text:span text:style-name="T1"><text:s text:c="6"/>4. <text:s text:c="2"/>Besprechung der Verbesserungsmaßnahmen mit dem Coach</text:span></text:p>
            </text:list-header>
          </text:list>
        </text:list-item>
      </text:list>
      <text:p text:style-name="P12"><text:span text:style-name="T1"/></text:p>
      <text:p text:style-name="P4"><text:span text:style-name="T4">Was wurde konkret besprochen?</text:span></text:p>
      <text:p text:style-name="P5"><text:span text:style-name="T5"/></text:p>
      <text:p text:style-name="P6">Es wurde auf die Art ein Protokoll zu schreiben eingegangen:</text:p>
      <text:p text:style-name="P6"><text:tab/>-Stichpunktartig</text:p>
      <text:p text:style-name="P6"><text:tab/>-Aufgebaut durch Obertopics und Erläuterungen zu diesen</text:p>
      <text:p text:style-name="P6"/>
      <text:p text:style-name="P7">Vorstellungen der Projektmanagements:</text:p>
      <text:p text:style-name="P6"><text:tab/>-Zeitplan konnte deutlich besser eingehalten werden,</text:p>
      <text:p text:style-name="P6"><text:tab/>dank Projekt von MS waren realistische Prozentangaben über den Stand der einzelnen <text:tab/> <text:tab/> <text:s text:c="29"/><text:tab/>Teilaufgaben möglich</text:p>
      <text:p text:style-name="P6"><text:tab/>-realistischer Zeitplan Abgabe erste Verion Lastenheft (nächste Woche)</text:p>
      <text:p text:style-name="P6"><text:tab/>-Kontakt mit den Kunden sollte verbessert werden, regelmäßie feste Termine sind erforderlich</text:p>
      <text:p text:style-name="P6"/>
      <text:p text:style-name="P7">Vorstellung Technologiemanagement:</text:p>
      <text:p text:style-name="P6"><text:tab/>-Umreißen der Anforderungen an benutzte Software welche sich aus dem Projekt und den <text:tab/>Fähigkeiten des eigenenTeams ergeben</text:p>
      <text:p text:style-name="P6"><text:tab/>-verforfene Technologien als Bestandteil der Entscheidung vorgestellt</text:p>
      <text:p text:style-name="P6"><text:tab/>-Verwendete Technologien und Gründe für deren Auswahl vorgestellt</text:p>
      <text:p text:style-name="P6"><text:tab/>-einige Codebeispiele vorgestellt um so schon zu Anfang die Machbarkeit nachzuweisen</text:p>
      <text:p text:style-name="P6"/>
      <text:p text:style-name="P7">Vorschläge zum Lösen von bestehenden Problemen:</text:p>
      <text:p text:style-name="P7"><text:span text:style-name="T1"><text:tab/>-Kommunikation mit Kunden war problematisch, es wurden feste regelmäßige Termine <text:tab/>besprochen</text:span></text:p>
      <text:p text:style-name="P7"><text:soft-page-break/><text:span text:style-name="T1"><text:tab/>-die Typisierung der Fahrräder muss mit den Kunden noch besprochen werden<text:line-break/><text:tab/>-einige Mockups müssen noch nach den Wünschen der Kunden abgeändert werden</text:span></text:p>
      <text:p text:style-name="P7"><text:span text:style-name="T1"><text:tab/>-Gestaltung der Usecases: soll über die mockups gelöst werden da diese von uns bereits <text:tab/>ordentlich umgesetzt und verlikt wurden was eine gute Darstellbarkeit der Usecases garantieren <text:tab/>kann</text:span></text:p>
      <text:p text:style-name="P7"><text:span text:style-name="T1"><text:tab/>-Hinweis vom Coach: am besten schon früh, sobald es möglich ist, mit dem testen anfangen</text:span></text:p>
      <text:p text:style-name="P7"><text:span text:style-name="T1"><text:tab/>-genauses Klären der Versionen der verwendeten Programme ist notwendig, diese genauen <text:tab/>spezifikationen müssen auch im Lastenheft wiedergegeben werden. Hinweis hierzu: auch <text:tab/>Verweis auf ein später zu erstellendes Paper was zum aktuellen zeitpunkt noch nicht komplett <text:tab/>existiert und Technologien referenziert ist möglich</text:span></text:p>
      <text:p text:style-name="P7"><text:span text:style-name="T1"><text:tab/>-Klärung des Bewertungs- und Kommentarsystems für Kunden ist erforderlich</text:span></text:p>
      <text:p text:style-name="P7"><text:span text:style-name="T1"><text:tab/>-generelles Einveständnis vom Coach mit den gewählten Technologien</text:span></text:p>
      <text:p text:style-name="P7"><text:span text:style-name="T1"/></text:p>
      <text:p text:style-name="P7">Workload KW 47:</text:p>
      <text:p text:style-name="P7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8">Was?</text:p>
          </table:table-cell>
          <table:table-cell table:style-name="Tabelle1.A1" office:value-type="string">
            <text:p text:style-name="P8">Wer?</text:p>
          </table:table-cell>
          <table:table-cell table:style-name="Tabelle1.A1" office:value-type="string">
            <text:p text:style-name="P8">Bis wann?</text:p>
          </table:table-cell>
        </table:table-row>
        <table:table-row table:style-name="Tabelle1.1">
          <table:table-cell table:style-name="Tabelle1.A2" office:value-type="string">
            <text:p text:style-name="P9">Dritter Kundenkontakt</text:p>
          </table:table-cell>
          <table:table-cell table:style-name="Tabelle1.A2" office:value-type="string">
            <text:p text:style-name="P10">Calvin Flatt, Marin Jukic</text:p>
          </table:table-cell>
          <table:table-cell table:style-name="Tabelle1.A2" office:value-type="string">
            <text:p text:style-name="P10">Di, 21.11.2017</text:p>
          </table:table-cell>
        </table:table-row>
        <table:table-row table:style-name="Tabelle1.1">
          <table:table-cell table:style-name="Tabelle1.A3" office:value-type="string">
            <text:p text:style-name="P9">Projekt anlegen, Tutorials für alle bereitstellen</text:p>
          </table:table-cell>
          <table:table-cell table:style-name="Tabelle1.A3" office:value-type="string">
            <text:p text:style-name="P10">Tobias Arndt, Nils Kochendörfer</text:p>
          </table:table-cell>
          <table:table-cell table:style-name="Tabelle1.A3" office:value-type="string">
            <text:p text:style-name="P10">Di, 21.11.2017</text:p>
            <text:p text:style-name="P10"/>
          </table:table-cell>
        </table:table-row>
        <table:table-row table:style-name="Tabelle1.1">
          <table:table-cell table:style-name="Tabelle1.A2" office:value-type="string">
            <text:p text:style-name="P9">Überarbeitung der Mockups</text:p>
          </table:table-cell>
          <table:table-cell table:style-name="Tabelle1.A2" office:value-type="string">
            <text:p text:style-name="P10">Marcel Ochsendorf, Jana Eschwaltrup</text:p>
          </table:table-cell>
          <table:table-cell table:style-name="Tabelle1.A2" office:value-type="string">
            <text:p text:style-name="P10">Di, 28.11.2017</text:p>
          </table:table-cell>
        </table:table-row>
        <table:table-row table:style-name="Tabelle1.1">
          <table:table-cell table:style-name="Tabelle1.A3" office:value-type="string">
            <text:p text:style-name="P9">Überarbeitung und Fertigstellung des Lastenhefts</text:p>
          </table:table-cell>
          <table:table-cell table:style-name="Tabelle1.A3" office:value-type="string">
            <text:p text:style-name="P10">Gesamte Gruppe</text:p>
          </table:table-cell>
          <table:table-cell table:style-name="Tabelle1.A3" office:value-type="string">
            <text:p text:style-name="P10">Di, 28.11.2017</text:p>
            <text:p text:style-name="P10"/>
          </table:table-cell>
        </table:table-row>
        <table:table-row table:style-name="Tabelle1.1">
          <table:table-cell table:style-name="Tabelle1.A2" office:value-type="string">
            <text:p text:style-name="P9">Korrektur der Mockups und des Lastenhefts</text:p>
          </table:table-cell>
          <table:table-cell table:style-name="Tabelle1.A2" office:value-type="string">
            <text:p text:style-name="P10">Jonas Kau</text:p>
          </table:table-cell>
          <table:table-cell table:style-name="Tabelle1.A2" office:value-type="string">
            <text:p text:style-name="P10">Do, 30.11.2017</text:p>
          </table:table-cell>
        </table:table-row>
        <table:table-row table:style-name="Tabelle1.1">
          <table:table-cell table:style-name="Tabelle1.A3" office:value-type="string">
            <text:p text:style-name="P9">Erweitern des Lastenhefts um Technologien</text:p>
          </table:table-cell>
          <table:table-cell table:style-name="Tabelle1.A3" office:value-type="string">
            <text:p text:style-name="P10">Nils Kochendörfer,<text:line-break/>Tobias Arndt</text:p>
          </table:table-cell>
          <table:table-cell table:style-name="Tabelle1.A3" office:value-type="string">
            <text:p text:style-name="P10">Mo, 20.11.20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8T09:45:16.09</meta:creation-date>
    <meta:document-statistic meta:table-count="1" meta:image-count="0" meta:object-count="0" meta:page-count="2" meta:paragraph-count="60" meta:word-count="382" meta:character-count="3030"/>
    <dc:date>2017-11-18T10:12:20.01</dc:date>
    <meta:editing-duration>PT11M23S</meta:editing-duration>
    <meta:editing-cycles>1</meta:editing-cycles>
    <meta:generator>OpenOffice/4.1.3$Win32 OpenOffice.org_project/413m1$Build-9783</meta:generator>
  </office:meta>
</office:document-meta>
</file>